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7cm" draw:marker-end-width="0.517cm" draw:fill-color="#ffffff" draw:textarea-horizontal-align="justify" draw:textarea-vertical-align="middle" draw:auto-grow-height="false" fo:min-height="27.45cm" fo:min-width="18.5cm" fo:padding-top="0.23cm" fo:padding-bottom="0.23cm" fo:padding-left="0.355cm" fo:padding-right="0.355cm"/>
    </style:style>
    <style:style style:name="gr2" style:family="graphic" style:parent-style-name="standard">
      <style:graphic-properties draw:fill-color="#392f56" draw:textarea-horizontal-align="justify" draw:textarea-vertical-align="middle" draw:auto-grow-height="false" fo:min-height="3.788cm" fo:min-width="3.057cm"/>
    </style:style>
    <style:style style:name="gr3" style:family="graphic" style:parent-style-name="standard">
      <style:graphic-properties draw:stroke="none" draw:fill-color="#392f56" draw:textarea-horizontal-align="justify" draw:textarea-vertical-align="middle" draw:auto-grow-height="false" fo:min-height="3.788cm" fo:min-width="3.057cm"/>
    </style:style>
    <style:style style:name="gr4" style:family="graphic" style:parent-style-name="standard">
      <style:graphic-properties draw:stroke="none" draw:fill-color="#392f56" draw:textarea-horizontal-align="justify" draw:textarea-vertical-align="middle" draw:auto-grow-height="false" fo:min-height="2.671cm" fo:min-width="4.39cm"/>
    </style:style>
    <style:style style:name="gr5" style:family="graphic" style:parent-style-name="standard">
      <style:graphic-properties draw:stroke="none" draw:fill-color="#392f56" draw:textarea-horizontal-align="justify" draw:textarea-vertical-align="middle" draw:auto-grow-height="false" fo:min-height="3.366cm" fo:min-width="4.24cm"/>
    </style:style>
    <style:style style:name="gr6" style:family="graphic" style:parent-style-name="standard">
      <style:graphic-properties svg:stroke-width="2.081cm" svg:stroke-color="#ffffff" draw:marker-start-width="3.302cm" draw:marker-end-width="3.302cm" draw:opacity="0%" draw:textarea-horizontal-align="justify" draw:textarea-vertical-align="middle" draw:auto-grow-height="false" fo:min-height="29.45cm" fo:min-width="20.5cm" fo:padding-top="1.146cm" fo:padding-bottom="1.146cm" fo:padding-left="1.271cm" fo:padding-right="1.271cm"/>
    </style:style>
    <style:style style:name="gr7" style:family="graphic" style:parent-style-name="objectwithoutfill">
      <style:graphic-properties svg:stroke-width="0.212cm" svg:stroke-color="#392f56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392f56" draw:marker-start-width="0.518cm" draw:marker-end-width="0.518cm" draw:fill="solid" draw:fill-color="#392f56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-color="#392f56" draw:textarea-horizontal-align="justify" draw:textarea-vertical-align="middle" draw:auto-grow-height="false" fo:min-height="1.66cm" fo:min-width="3.524cm"/>
    </style:style>
    <style:style style:name="gr10" style:family="graphic" style:parent-style-name="standard">
      <style:graphic-properties svg:stroke-width="0.212cm" svg:stroke-color="#392f56" draw:marker-start-width="0.518cm" draw:marker-end-width="0.518cm" draw:fill-color="#392f56" draw:textarea-horizontal-align="justify" draw:textarea-vertical-align="middle" draw:auto-grow-height="false" fo:min-height="2.76cm" fo:min-width="3.692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392f56" draw:marker-start-width="0.518cm" draw:marker-end-width="0.518cm" draw:fill-color="#ffffff" draw:opacity="0%" draw:textarea-horizontal-align="justify" draw:textarea-vertical-align="middle" draw:auto-grow-height="false" fo:min-height="2.76cm" fo:min-width="3.692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392f56" draw:marker-start-width="0.517cm" draw:marker-end-width="0.517cm" draw:fill-color="#392f56" draw:textarea-horizontal-align="justify" draw:textarea-vertical-align="middle" draw:auto-grow-height="false" fo:min-height="2.76cm" fo:min-width="3.692cm" fo:padding-top="0.23cm" fo:padding-bottom="0.23cm" fo:padding-left="0.355cm" fo:padding-right="0.355cm"/>
    </style:style>
    <style:style style:name="gr13" style:family="graphic" style:parent-style-name="standard">
      <style:graphic-properties svg:stroke-width="0.212cm" svg:stroke-color="#392f56" draw:marker-start-width="0.518cm" draw:marker-end-width="0.518cm" draw:fill-color="#ffffff" draw:opacity="0%" draw:textarea-horizontal-align="justify" draw:textarea-vertical-align="middle" draw:auto-grow-height="false" fo:min-height="2.548cm" fo:min-width="3.48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392f56" draw:marker-start-width="0.518cm" draw:marker-end-width="0.518cm" draw:fill-color="#392f56" draw:textarea-horizontal-align="justify" draw:textarea-vertical-align="middle" draw:auto-grow-height="false" fo:min-height="2.548cm" fo:min-width="3.48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392f56" draw:marker-start-width="0.517cm" draw:marker-end-width="0.517cm" draw:fill-color="#392f56" draw:textarea-horizontal-align="justify" draw:textarea-vertical-align="middle" draw:auto-grow-height="false" fo:min-height="2.55cm" fo:min-width="3.482cm" fo:padding-top="0.23cm" fo:padding-bottom="0.23cm" fo:padding-left="0.355cm" fo:padding-right="0.355cm"/>
    </style:style>
    <style:style style:name="gr16" style:family="graphic" style:parent-style-name="standard">
      <style:graphic-properties svg:stroke-width="0.212cm" svg:stroke-color="#392f56" draw:marker-start-width="0.518cm" draw:marker-end-width="0.518cm" draw:fill-color="#ff4000" draw:opacity="0%" draw:textarea-horizontal-align="justify" draw:textarea-vertical-align="middle" draw:auto-grow-height="false" fo:min-height="2.548cm" fo:min-width="3.48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392f56" draw:marker-start-width="0.517cm" draw:marker-end-width="0.517cm" draw:fill-color="#ff4000" draw:opacity="0%" draw:textarea-horizontal-align="justify" draw:textarea-vertical-align="middle" draw:auto-grow-height="false" fo:min-height="2.548cm" fo:min-width="3.482cm" fo:padding-top="0.23cm" fo:padding-bottom="0.23cm" fo:padding-left="0.355cm" fo:padding-right="0.355cm"/>
    </style:style>
    <style:style style:name="gr18" style:family="graphic" style:parent-style-name="standard">
      <style:graphic-properties svg:stroke-width="0.212cm" svg:stroke-color="#392f56" draw:marker-start-width="0.518cm" draw:marker-end-width="0.518cm" draw:fill-color="#392f56" draw:opacity="100%" draw:textarea-horizontal-align="justify" draw:textarea-vertical-align="middle" draw:auto-grow-height="false" fo:min-height="2.548cm" fo:min-width="3.48cm" fo:padding-top="0.231cm" fo:padding-bottom="0.231cm" fo:padding-left="0.356cm" fo:padding-right="0.356cm"/>
    </style:style>
    <style:style style:name="gr19" style:family="graphic" style:parent-style-name="standard">
      <style:graphic-properties svg:stroke-width="0.212cm" svg:stroke-color="#392f56" draw:marker-start-width="0.517cm" draw:marker-end-width="0.517cm" draw:fill-color="#ff4000" draw:opacity="0%" draw:textarea-horizontal-align="justify" draw:textarea-vertical-align="middle" draw:auto-grow-height="false" fo:min-height="2.55cm" fo:min-width="3.482cm" fo:padding-top="0.23cm" fo:padding-bottom="0.23cm" fo:padding-left="0.355cm" fo:padding-right="0.355cm"/>
    </style:style>
    <style:style style:name="gr20" style:family="graphic" style:parent-style-name="standard">
      <style:graphic-properties draw:stroke="none" svg:stroke-color="#000000" draw:fill="none" draw:fill-color="#ffffff" fo:min-height="2.81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5.63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92f56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392f56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-color="#ff4000" draw:opacity="0%"/>
      <style:paragraph-properties fo:text-align="center"/>
    </style:style>
    <style:style style:name="P8" style:family="paragraph">
      <loext:graphic-properties draw:fill-color="#392f56" draw:opacity="10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392f56" style:font-name="Times New Roman" fo:font-size="72pt" style:font-size-asian="72pt" style:font-size-complex="72pt"/>
    </style:style>
    <style:style style:name="P10" style:family="paragraph">
      <loext:graphic-properties draw:fill="none" draw:fill-color="#ffffff"/>
      <style:paragraph-properties style:writing-mode="lr-tb"/>
      <style:text-properties fo:color="#ffee86" style:font-name="Times New Roman" fo:font-size="72pt" style:font-size-asian="72pt" style:font-size-complex="72pt"/>
    </style:style>
    <style:style style:name="P11" style:family="paragraph">
      <loext:graphic-properties draw:fill="none" draw:fill-color="#ffffff"/>
      <style:paragraph-properties style:writing-mode="lr-tb"/>
      <style:text-properties fo:color="#ffffff" style:font-name="Times New Roman" fo:font-size="72pt" style:font-size-asian="72pt" style:font-size-complex="72pt"/>
    </style:style>
    <style:style style:name="T1" style:family="text">
      <style:text-properties fo:color="#392f56" style:font-name="Times New Roman" fo:font-size="72pt" style:font-size-asian="72pt" style:font-size-complex="72pt"/>
    </style:style>
    <style:style style:name="T2" style:family="text">
      <style:text-properties fo:color="#ffee86" style:font-name="Times New Roman" fo:font-size="72pt" style:font-size-asian="72pt" style:font-size-complex="72pt"/>
    </style:style>
    <style:style style:name="T3" style:family="text">
      <style:text-properties fo:color="#ffffff" style:font-name="Times New Roman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12.46cm" svg:x="1cm" svg:y="16.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7.112cm" svg:height="12.46cm" svg:x="12.938cm" svg:y="1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9.779cm" svg:height="8.763cm" svg:x="1cm" svg:y="4.683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9.652cm" svg:height="7.366cm" svg:x="1cm" svg:y="1.127cm">
          <text:p/>
          <draw:enhanced-geometry svg:viewBox="0 0 21600 21600" draw:glue-points="?f6 0 10800 ?f8 ?f11 10800 ?f9 21600 10800 ?f10 ?f5 10800" draw:text-areas="?f3 ?f3 ?f4 ?f4" draw:type="parallelogram" draw:modifiers="8994.685786587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7.974cm" svg:y="3.4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9.652cm" svg:height="7.366cm" draw:transform="rotate (-1.06936323269693) translate (15.46cm 6.583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8994.685786587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7.112cm" svg:height="12.46cm" svg:x="1cm" svg:y="9.74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Default">
        <draw:custom-shape draw:style-name="gr4" draw:text-style-name="P2" draw:layer="layout" svg:width="9.779cm" svg:height="8.763cm" svg:x="1cm" svg:y="0.99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4.529cm" svg:y="7.2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9.544cm" svg:y="2.52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1.441cm" svg:y="19.93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2.016cm" svg:y="20.05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.173cm" svg:y="13.16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9.609cm" svg:y="11.26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Default">
        <draw:custom-shape draw:style-name="gr4" draw:text-style-name="P2" draw:layer="layout" svg:width="9.779cm" svg:height="8.763cm" svg:x="0.051cm" svg:y="27.89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6.126cm" svg:y="9.90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0.1cm" svg:y="0.09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0.873cm" svg:y="18.26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0.144cm" svg:y="13.06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8.426cm" svg:y="21.69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5.953cm" svg:y="2.9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1.414cm" svg:y="-1.28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4.715cm" svg:y="8.36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4.842cm" svg:y="24.49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7.083cm" svg:y="0.98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6.783cm" svg:y="25.20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17.129cm" svg:y="16.36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9.779cm" svg:height="8.763cm" svg:x="-3.953cm" svg:y="14.33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26.503067484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7" draw:text-style-name="P4" draw:layer="layout" svg:x1="1cm" svg:y1="1cm" svg:x2="20cm" svg:y2="28.7cm">
          <text:p/>
        </draw:line>
        <draw:line draw:style-name="gr7" draw:text-style-name="P4" draw:layer="layout" svg:x1="5.445cm" svg:y1="-2.81cm" svg:x2="24.445cm" svg:y2="24.89cm">
          <text:p/>
        </draw:line>
        <draw:line draw:style-name="gr7" draw:text-style-name="P4" draw:layer="layout" svg:x1="-1.667cm" svg:y1="2.016cm" svg:x2="17.333cm" svg:y2="29.716cm">
          <text:p/>
        </draw:line>
        <draw:line draw:style-name="gr7" draw:text-style-name="P4" draw:layer="layout" svg:x1="10.906cm" svg:y1="-9.033cm" svg:x2="29.906cm" svg:y2="18.667cm">
          <text:p/>
        </draw:line>
        <draw:line draw:style-name="gr7" draw:text-style-name="P4" draw:layer="layout" svg:x1="-5.554cm" svg:y1="4.556cm" svg:x2="13.446cm" svg:y2="32.256cm">
          <text:p/>
        </draw:line>
        <draw:line draw:style-name="gr7" draw:text-style-name="P4" draw:layer="layout" svg:x1="21.447cm" svg:y1="1.762cm" svg:x2="2.447cm" svg:y2="29.462cm">
          <text:p/>
        </draw:line>
        <draw:line draw:style-name="gr7" draw:text-style-name="P4" draw:layer="layout" svg:x1="17.333cm" svg:y1="-3.459cm" svg:x2="-1.667cm" svg:y2="24.241cm">
          <text:p/>
        </draw:line>
        <draw:line draw:style-name="gr7" draw:text-style-name="P4" draw:layer="layout" svg:x1="14.158cm" svg:y1="-7.001cm" svg:x2="-4.842cm" svg:y2="20.699cm">
          <text:p/>
        </draw:line>
        <draw:line draw:style-name="gr7" draw:text-style-name="P4" draw:layer="layout" svg:x1="31.176cm" svg:y1="8.225cm" svg:x2="12.176cm" svg:y2="35.925cm">
          <text:p/>
        </draw:line>
        <draw:line draw:style-name="gr8" draw:text-style-name="P5" draw:layer="layout" svg:x1="27.543cm" svg:y1="5.685cm" svg:x2="8.543cm" svg:y2="33.385cm">
          <text:p/>
        </draw:line>
        <draw:custom-shape draw:style-name="gr9" draw:text-style-name="P2" draw:layer="layout" svg:width="8.047cm" svg:height="5.729cm" svg:x="2.986cm" svg:y="22.97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2.959cm" svg:y="17.21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-0.851cm" svg:y="3.24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0.987cm" svg:y="11.2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4.643cm" svg:y="26.6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5.859cm" svg:y="4.1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-0.905cm" svg:y="9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0.225cm" svg:y="19.41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15.959cm" svg:y="-1.68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8.047cm" svg:height="5.729cm" svg:x="7.204cm" svg:y="5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5" draw:style-name="dp1" draw:master-page-name="Default">
        <draw:custom-shape draw:style-name="gr10" draw:text-style-name="P2" draw:layer="layout" svg:width="8.382cm" svg:height="9.031cm" svg:x="1.1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8.382cm" svg:height="9.031cm" svg:x="1.216cm" svg:y="10.77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8.382cm" svg:height="9.031cm" svg:x="1.116cm" svg:y="1.67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9.625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5.561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-3.175cm" svg:y="1.60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-7.293cm" svg:y="1.6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13.943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13.97cm" svg:y="19.69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-3.202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5.307cm" svg:y="19.666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-3.075cm" svg:y="19.666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18.134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18.134cm" svg:y="1.63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9.626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8.382cm" svg:height="9.031cm" svg:x="13.843cm" svg:y="1.618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Default">
        <draw:custom-shape draw:style-name="gr14" draw:text-style-name="P2" draw:layer="layout" svg:width="8.382cm" svg:height="9.031cm" svg:x="0.2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0.316cm" svg:y="10.77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8.382cm" svg:height="9.031cm" svg:x="0.216cm" svg:y="1.67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8.725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4.661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-4.075cm" svg:y="1.60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-8.193cm" svg:y="1.6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13.043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13.07cm" svg:y="19.69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4.407cm" svg:y="19.666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-3.975cm" svg:y="19.666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9.031cm" svg:x="17.234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17.234cm" svg:y="1.63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8.726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8.382cm" svg:height="9.031cm" svg:x="12.943cm" svg:y="1.618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-3.964cm" svg:y="10.61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custom-shape draw:style-name="gr16" draw:text-style-name="P7" draw:layer="layout" svg:width="8.382cm" svg:height="9.031cm" svg:x="0.2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0.416cm" svg:y="10.77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7" draw:layer="layout" svg:width="8.382cm" svg:height="9.031cm" svg:x="0.216cm" svg:y="1.77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8.725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4.661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-3.975cm" svg:y="1.70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-8.193cm" svg:y="1.6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13.043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13.07cm" svg:y="19.69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4.407cm" svg:y="19.666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-3.975cm" svg:y="19.666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17.234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17.134cm" svg:y="1.63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8.726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7" draw:layer="layout" svg:width="8.382cm" svg:height="9.031cm" svg:x="12.943cm" svg:y="1.618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-3.964cm" svg:y="10.61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8.874cm" svg:y="10.522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Default">
        <draw:custom-shape draw:style-name="gr16" draw:text-style-name="P7" draw:layer="layout" svg:width="8.382cm" svg:height="9.031cm" svg:x="0.2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0.416cm" svg:y="10.77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7" draw:layer="layout" svg:width="8.382cm" svg:height="9.031cm" svg:x="0.216cm" svg:y="1.77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8.382cm" svg:height="9.031cm" svg:x="8.725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4.661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-3.975cm" svg:y="1.70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-8.193cm" svg:y="1.6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13.043cm" svg:y="10.65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13.07cm" svg:y="19.69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4.407cm" svg:y="19.666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-3.975cm" svg:y="19.666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8.382cm" svg:height="9.031cm" svg:x="17.234cm" svg:y="19.6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17.134cm" svg:y="1.63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8.726cm" svg:y="1.62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7" draw:layer="layout" svg:width="8.382cm" svg:height="9.031cm" svg:x="12.943cm" svg:y="1.618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-3.964cm" svg:y="10.61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8" draw:layer="layout" svg:width="8.382cm" svg:height="9.031cm" svg:x="8.874cm" svg:y="10.522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664.72623165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9" draw:layer="layout" svg:width="2.54cm" svg:height="3.066cm" svg:x="3.486cm" svg:y="5.834cm">
          <draw:text-box>
            <text:p><text:span text:style-name="T1">S</text:span></text:p>
          </draw:text-box>
        </draw:frame>
        <draw:frame draw:style-name="gr20" draw:text-style-name="P9" draw:layer="layout" svg:width="2.54cm" svg:height="3.066cm" svg:x="7.386cm" svg:y="5.834cm">
          <draw:text-box>
            <text:p><text:span text:style-name="T1"><text:s/></text:span><text:span text:style-name="T1">I</text:span></text:p>
          </draw:text-box>
        </draw:frame>
        <draw:frame draw:style-name="gr21" draw:text-style-name="P10" draw:layer="layout" svg:width="2.54cm" svg:height="5.881cm" svg:x="11.786cm" svg:y="6.034cm">
          <draw:text-box>
            <text:p><text:span text:style-name="T2"><text:s/></text:span><text:span text:style-name="T2">T</text:span></text:p>
          </draw:text-box>
        </draw:frame>
        <draw:frame draw:style-name="gr20" draw:text-style-name="P9" draw:layer="layout" svg:width="2.54cm" svg:height="3.066cm" svg:x="16.186cm" svg:y="5.834cm">
          <draw:text-box>
            <text:p><text:span text:style-name="T1">E</text:span></text:p>
          </draw:text-box>
        </draw:frame>
        <draw:frame draw:style-name="gr20" draw:text-style-name="P9" draw:layer="layout" svg:width="2.54cm" svg:height="3.066cm" svg:x="3.486cm" svg:y="12.034cm">
          <draw:text-box>
            <text:p><text:span text:style-name="T1">L</text:span></text:p>
          </draw:text-box>
        </draw:frame>
        <draw:frame draw:style-name="gr20" draw:text-style-name="P9" draw:layer="layout" svg:width="2.54cm" svg:height="3.066cm" svg:x="7.686cm" svg:y="15.434cm">
          <draw:text-box>
            <text:p><text:span text:style-name="T1">O</text:span></text:p>
          </draw:text-box>
        </draw:frame>
        <draw:frame draw:style-name="gr20" draw:text-style-name="P9" draw:layer="layout" svg:width="2.54cm" svg:height="3.066cm" svg:x="15.686cm" svg:y="15.434cm">
          <draw:text-box>
            <text:p><text:span text:style-name="T1">W</text:span></text:p>
          </draw:text-box>
        </draw:frame>
        <draw:frame draw:style-name="gr20" draw:text-style-name="P9" draw:layer="layout" svg:width="2.54cm" svg:height="3.066cm" svg:x="3.359cm" svg:y="23.777cm">
          <draw:text-box>
            <text:p><text:span text:style-name="T1">T</text:span></text:p>
          </draw:text-box>
        </draw:frame>
        <draw:frame draw:style-name="gr21" draw:text-style-name="P10" draw:layer="layout" svg:width="2.54cm" svg:height="5.881cm" svg:x="7.704cm" svg:y="18.399cm">
          <draw:text-box>
            <text:p><text:span text:style-name="T2"><text:s/></text:span><text:span text:style-name="T2">E</text:span></text:p>
          </draw:text-box>
        </draw:frame>
        <draw:frame draw:style-name="gr20" draw:text-style-name="P9" draw:layer="layout" svg:width="2.54cm" svg:height="3.066cm" svg:x="11.776cm" svg:y="23.877cm">
          <draw:text-box>
            <text:p><text:span text:style-name="T1">C</text:span></text:p>
          </draw:text-box>
        </draw:frame>
        <draw:frame draw:style-name="gr21" draw:text-style-name="P11" draw:layer="layout" svg:width="2.54cm" svg:height="5.881cm" svg:x="16.067cm" svg:y="21.089cm">
          <draw:text-box>
            <text:p><text:span text:style-name="T3"><text:s/></text:span><text:span text:style-name="T2">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21T20:10:47.461261000</meta:creation-date>
    <dc:date>2020-06-04T14:59:15.808368000</dc:date>
    <meta:editing-duration>PT23M26S</meta:editing-duration>
    <meta:editing-cycles>5</meta:editing-cycles>
    <meta:generator>LibreOffice/6.4.4.2$MacOSX_X86_64 LibreOffice_project/3d775be2011f3886db32dfd395a6a6d1ca2630ff</meta:generator>
    <meta:document-statistic meta:object-count="127"/>
  </office:meta>
</office:document-meta>
</file>